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4_avg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float" office:value="0.983293556085919" calcext:value-type="float">
            <text:p>0.983293556085919</text:p>
          </table:table-cell>
          <table:table-cell office:value-type="string" calcext:value-type="string">
            <text:p>[0]</text:p>
          </table:table-cell>
          <table:table-cell office:value-type="float" office:value="0.77175751413341" calcext:value-type="float">
            <text:p>0.77175751413341</text:p>
          </table:table-cell>
          <table:table-cell office:value-type="float" office:value="0.616322301354559" calcext:value-type="float">
            <text:p>0.616322301354559</text:p>
          </table:table-cell>
          <table:table-cell office:value-type="float" office:value="0.761948063005534" calcext:value-type="float">
            <text:p>0.761948063005534</text:p>
          </table:table-cell>
          <table:table-cell office:value-type="float" office:value="0.803609671674902" calcext:value-type="float">
            <text:p>0.803609671674902</text:p>
          </table:table-cell>
          <table:table-cell office:value-type="float" office:value="0.905150020498645" calcext:value-type="float">
            <text:p>0.9051500204986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921052631578947" calcext:value-type="float">
            <text:p>0.92105263157894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float" office:value="0.971360381861575" calcext:value-type="float">
            <text:p>0.971360381861575</text:p>
          </table:table-cell>
          <table:table-cell office:value-type="string" calcext:value-type="string">
            <text:p>[4]</text:p>
          </table:table-cell>
          <table:table-cell office:value-type="float" office:value="0.804520370238583" calcext:value-type="float">
            <text:p>0.804520370238583</text:p>
          </table:table-cell>
          <table:table-cell office:value-type="float" office:value="0.723978037754884" calcext:value-type="float">
            <text:p>0.723978037754884</text:p>
          </table:table-cell>
          <table:table-cell office:value-type="float" office:value="0.847034684102456" calcext:value-type="float">
            <text:p>0.847034684102456</text:p>
          </table:table-cell>
          <table:table-cell office:value-type="float" office:value="0.801579820197259" calcext:value-type="float">
            <text:p>0.801579820197259</text:p>
          </table:table-cell>
          <table:table-cell office:value-type="float" office:value="0.845488938899734" calcext:value-type="float">
            <text:p>0.8454889388997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993548387096774" calcext:value-type="float">
            <text:p>0.99354838709677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float" office:value="0.997613365155131" calcext:value-type="float">
            <text:p>0.997613365155131</text:p>
          </table:table-cell>
          <table:table-cell office:value-type="string" calcext:value-type="string">
            <text:p>[0]</text:p>
          </table:table-cell>
          <table:table-cell office:value-type="float" office:value="0.80758247400197" calcext:value-type="float">
            <text:p>0.80758247400197</text:p>
          </table:table-cell>
          <table:table-cell office:value-type="float" office:value="0.823002259468335" calcext:value-type="float">
            <text:p>0.823002259468335</text:p>
          </table:table-cell>
          <table:table-cell office:value-type="float" office:value="0.890973569676705" calcext:value-type="float">
            <text:p>0.890973569676705</text:p>
          </table:table-cell>
          <table:table-cell office:value-type="float" office:value="0.588295483811937" calcext:value-type="float">
            <text:p>0.588295483811937</text:p>
          </table:table-cell>
          <table:table-cell office:value-type="float" office:value="0.928058583050902" calcext:value-type="float">
            <text:p>0.9280585830509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899159663865546" calcext:value-type="float">
            <text:p>0.8991596638655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9427207637231504]</text:p>
          </table:table-cell>
          <table:table-cell office:value-type="string" calcext:value-type="string">
            <text:p>[12]</text:p>
          </table:table-cell>
          <table:table-cell office:value-type="float" office:value="0.807892364990591" calcext:value-type="float">
            <text:p>0.807892364990591</text:p>
          </table:table-cell>
          <table:table-cell office:value-type="float" office:value="0.83797664038572" calcext:value-type="float">
            <text:p>0.83797664038572</text:p>
          </table:table-cell>
          <table:table-cell office:value-type="float" office:value="0.770453672495415" calcext:value-type="float">
            <text:p>0.770453672495415</text:p>
          </table:table-cell>
          <table:table-cell office:value-type="float" office:value="0.785216674042539" calcext:value-type="float">
            <text:p>0.785216674042539</text:p>
          </table:table-cell>
          <table:table-cell office:value-type="float" office:value="0.83792247303869" calcext:value-type="float">
            <text:p>0.837922473038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884615384615385" calcext:value-type="float">
            <text:p>0.8846153846153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140811455847256]</text:p>
          </table:table-cell>
          <table:table-cell office:value-type="string" calcext:value-type="string">
            <text:p>[2]</text:p>
          </table:table-cell>
          <table:table-cell office:value-type="float" office:value="0.813575233140429" calcext:value-type="float">
            <text:p>0.813575233140429</text:p>
          </table:table-cell>
          <table:table-cell office:value-type="float" office:value="0.816522498438906" calcext:value-type="float">
            <text:p>0.816522498438906</text:p>
          </table:table-cell>
          <table:table-cell office:value-type="float" office:value="0.824585380835381" calcext:value-type="float">
            <text:p>0.824585380835381</text:p>
          </table:table-cell>
          <table:table-cell office:value-type="float" office:value="0.771891443020303" calcext:value-type="float">
            <text:p>0.771891443020303</text:p>
          </table:table-cell>
          <table:table-cell office:value-type="float" office:value="0.841301610267128" calcext:value-type="float">
            <text:p>0.8413016102671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95774647887324" calcext:value-type="float">
            <text:p>0.957746478873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928400954653938]</text:p>
          </table:table-cell>
          <table:table-cell office:value-type="string" calcext:value-type="string">
            <text:p>[3]</text:p>
          </table:table-cell>
          <table:table-cell office:value-type="float" office:value="0.717877197894453" calcext:value-type="float">
            <text:p>0.717877197894453</text:p>
          </table:table-cell>
          <table:table-cell office:value-type="float" office:value="0.700595115272878" calcext:value-type="float">
            <text:p>0.700595115272878</text:p>
          </table:table-cell>
          <table:table-cell office:value-type="float" office:value="0.901408450704226" calcext:value-type="float">
            <text:p>0.901408450704226</text:p>
          </table:table-cell>
          <table:table-cell office:value-type="float" office:value="0.626945786366076" calcext:value-type="float">
            <text:p>0.626945786366076</text:p>
          </table:table-cell>
          <table:table-cell office:value-type="float" office:value="0.642559439234631" calcext:value-type="float">
            <text:p>0.6425594392346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902255639097744" calcext:value-type="float">
            <text:p>0.9022556390977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379474940334128]</text:p>
          </table:table-cell>
          <table:table-cell office:value-type="string" calcext:value-type="string">
            <text:p>[5]</text:p>
          </table:table-cell>
          <table:table-cell office:value-type="float" office:value="0.769533274952915" calcext:value-type="float">
            <text:p>0.769533274952915</text:p>
          </table:table-cell>
          <table:table-cell office:value-type="float" office:value="0.769817795879281" calcext:value-type="float">
            <text:p>0.769817795879281</text:p>
          </table:table-cell>
          <table:table-cell office:value-type="float" office:value="0.792742549631988" calcext:value-type="float">
            <text:p>0.792742549631988</text:p>
          </table:table-cell>
          <table:table-cell office:value-type="float" office:value="0.728084607445511" calcext:value-type="float">
            <text:p>0.728084607445511</text:p>
          </table:table-cell>
          <table:table-cell office:value-type="float" office:value="0.787488146854879" calcext:value-type="float">
            <text:p>0.7874881468548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912280701754386" calcext:value-type="float">
            <text:p>0.9122807017543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403341288782816]</text:p>
          </table:table-cell>
          <table:table-cell office:value-type="string" calcext:value-type="string">
            <text:p>[5]</text:p>
          </table:table-cell>
          <table:table-cell office:value-type="float" office:value="0.819406586837383" calcext:value-type="float">
            <text:p>0.819406586837383</text:p>
          </table:table-cell>
          <table:table-cell office:value-type="float" office:value="0.843234163473947" calcext:value-type="float">
            <text:p>0.843234163473947</text:p>
          </table:table-cell>
          <table:table-cell office:value-type="float" office:value="0.819800269254727" calcext:value-type="float">
            <text:p>0.819800269254727</text:p>
          </table:table-cell>
          <table:table-cell office:value-type="float" office:value="0.786494039248399" calcext:value-type="float">
            <text:p>0.786494039248399</text:p>
          </table:table-cell>
          <table:table-cell office:value-type="float" office:value="0.828097875372458" calcext:value-type="float">
            <text:p>0.8280978753724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862876254180602" calcext:value-type="float">
            <text:p>0.8628762541806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021479713603818]</text:p>
          </table:table-cell>
          <table:table-cell office:value-type="string" calcext:value-type="string">
            <text:p>[1]</text:p>
          </table:table-cell>
          <table:table-cell office:value-type="float" office:value="0.796350583691413" calcext:value-type="float">
            <text:p>0.796350583691413</text:p>
          </table:table-cell>
          <table:table-cell office:value-type="float" office:value="0.798536328971112" calcext:value-type="float">
            <text:p>0.798536328971112</text:p>
          </table:table-cell>
          <table:table-cell office:value-type="float" office:value="0.798395390248294" calcext:value-type="float">
            <text:p>0.798395390248294</text:p>
          </table:table-cell>
          <table:table-cell office:value-type="float" office:value="0.779075024639386" calcext:value-type="float">
            <text:p>0.779075024639386</text:p>
          </table:table-cell>
          <table:table-cell office:value-type="float" office:value="0.809395590906859" calcext:value-type="float">
            <text:p>0.8093955909068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845070422535211" calcext:value-type="float">
            <text:p>0.8450704225352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687350835322196]</text:p>
          </table:table-cell>
          <table:table-cell office:value-type="string" calcext:value-type="string">
            <text:p>[6]</text:p>
          </table:table-cell>
          <table:table-cell office:value-type="float" office:value="0.82111357385216" calcext:value-type="float">
            <text:p>0.82111357385216</text:p>
          </table:table-cell>
          <table:table-cell office:value-type="float" office:value="0.835657474423144" calcext:value-type="float">
            <text:p>0.835657474423144</text:p>
          </table:table-cell>
          <table:table-cell office:value-type="float" office:value="0.828875096698757" calcext:value-type="float">
            <text:p>0.828875096698757</text:p>
          </table:table-cell>
          <table:table-cell office:value-type="float" office:value="0.788839809446467" calcext:value-type="float">
            <text:p>0.788839809446467</text:p>
          </table:table-cell>
          <table:table-cell office:value-type="float" office:value="0.831081914840274" calcext:value-type="float">
            <text:p>0.8310819148402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870466321243523" calcext:value-type="float">
            <text:p>0.8704663212435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806682577565632]</text:p>
          </table:table-cell>
          <table:table-cell office:value-type="string" calcext:value-type="string">
            <text:p>[1]</text:p>
          </table:table-cell>
          <table:table-cell office:value-type="float" office:value="0.851720469316322" calcext:value-type="float">
            <text:p>0.851720469316322</text:p>
          </table:table-cell>
          <table:table-cell office:value-type="float" office:value="0.859130472381666" calcext:value-type="float">
            <text:p>0.859130472381666</text:p>
          </table:table-cell>
          <table:table-cell office:value-type="float" office:value="0.853893880359995" calcext:value-type="float">
            <text:p>0.853893880359995</text:p>
          </table:table-cell>
          <table:table-cell office:value-type="float" office:value="0.842113235111329" calcext:value-type="float">
            <text:p>0.842113235111329</text:p>
          </table:table-cell>
          <table:table-cell office:value-type="float" office:value="0.8517442894123" calcext:value-type="float">
            <text:p>0.85174428941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84297520661157" calcext:value-type="float">
            <text:p>0.842975206611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636363636363636]</text:p>
          </table:table-cell>
          <table:table-cell office:value-type="string" calcext:value-type="string">
            <text:p>[6]</text:p>
          </table:table-cell>
          <table:table-cell office:value-type="float" office:value="0.815911463646081" calcext:value-type="float">
            <text:p>0.815911463646081</text:p>
          </table:table-cell>
          <table:table-cell office:value-type="float" office:value="0.825180358075629" calcext:value-type="float">
            <text:p>0.825180358075629</text:p>
          </table:table-cell>
          <table:table-cell office:value-type="float" office:value="0.819730474275929" calcext:value-type="float">
            <text:p>0.819730474275929</text:p>
          </table:table-cell>
          <table:table-cell office:value-type="float" office:value="0.800415204159815" calcext:value-type="float">
            <text:p>0.800415204159815</text:p>
          </table:table-cell>
          <table:table-cell office:value-type="float" office:value="0.818319818072952" calcext:value-type="float">
            <text:p>0.8183198180729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863468634686347" calcext:value-type="float">
            <text:p>0.8634686346863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116945107398567]</text:p>
          </table:table-cell>
          <table:table-cell office:value-type="string" calcext:value-type="string">
            <text:p>[11]</text:p>
          </table:table-cell>
          <table:table-cell office:value-type="float" office:value="0.804659643798171" calcext:value-type="float">
            <text:p>0.804659643798171</text:p>
          </table:table-cell>
          <table:table-cell office:value-type="float" office:value="0.826165487999963" calcext:value-type="float">
            <text:p>0.826165487999963</text:p>
          </table:table-cell>
          <table:table-cell office:value-type="float" office:value="0.783435388722979" calcext:value-type="float">
            <text:p>0.783435388722979</text:p>
          </table:table-cell>
          <table:table-cell office:value-type="float" office:value="0.815383878312584" calcext:value-type="float">
            <text:p>0.815383878312584</text:p>
          </table:table-cell>
          <table:table-cell office:value-type="float" office:value="0.793653820157156" calcext:value-type="float">
            <text:p>0.7936538201571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869047619047619" calcext:value-type="float">
            <text:p>0.8690476190476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949880668257757]</text:p>
          </table:table-cell>
          <table:table-cell office:value-type="string" calcext:value-type="string">
            <text:p>[4]</text:p>
          </table:table-cell>
          <table:table-cell office:value-type="float" office:value="0.829381688633727" calcext:value-type="float">
            <text:p>0.829381688633727</text:p>
          </table:table-cell>
          <table:table-cell office:value-type="float" office:value="0.826658978098889" calcext:value-type="float">
            <text:p>0.826658978098889</text:p>
          </table:table-cell>
          <table:table-cell office:value-type="float" office:value="0.831376300107747" calcext:value-type="float">
            <text:p>0.831376300107747</text:p>
          </table:table-cell>
          <table:table-cell office:value-type="float" office:value="0.835561963811805" calcext:value-type="float">
            <text:p>0.835561963811805</text:p>
          </table:table-cell>
          <table:table-cell office:value-type="float" office:value="0.823929512516469" calcext:value-type="float">
            <text:p>0.8239295125164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816326530612245" calcext:value-type="float">
            <text:p>0.8163265306122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711217183770883]</text:p>
          </table:table-cell>
          <table:table-cell office:value-type="string" calcext:value-type="string">
            <text:p>[4]</text:p>
          </table:table-cell>
          <table:table-cell office:value-type="float" office:value="0.765119122371531" calcext:value-type="float">
            <text:p>0.765119122371531</text:p>
          </table:table-cell>
          <table:table-cell office:value-type="float" office:value="0.751750396280547" calcext:value-type="float">
            <text:p>0.751750396280547</text:p>
          </table:table-cell>
          <table:table-cell office:value-type="float" office:value="0.765373283087339" calcext:value-type="float">
            <text:p>0.765373283087339</text:p>
          </table:table-cell>
          <table:table-cell office:value-type="float" office:value="0.740486521838035" calcext:value-type="float">
            <text:p>0.740486521838035</text:p>
          </table:table-cell>
          <table:table-cell office:value-type="float" office:value="0.802866288280205" calcext:value-type="float">
            <text:p>0.802866288280205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table:formula="of:=AVERAGE([.C2:.C16])" office:value-type="float" office:value="0.892001354038783" calcext:value-type="float">
            <text:p>0.892001354038783</text:p>
          </table:table-cell>
          <table:table-cell table:number-columns-repeated="5"/>
          <table:table-cell table:formula="of:=AVERAGE([.I2:.I16])" office:value-type="float" office:value="0.799760104099943" calcext:value-type="float">
            <text:p>0.799760104099943</text:p>
          </table:table-cell>
          <table:table-cell table:formula="of:=AVERAGE([.J2:.J16])" office:value-type="float" office:value="0.790301887217298" calcext:value-type="float">
            <text:p>0.790301887217298</text:p>
          </table:table-cell>
          <table:table-cell table:formula="of:=AVERAGE([.K2:.K16])" office:value-type="float" office:value="0.819335096880498" calcext:value-type="float">
            <text:p>0.819335096880498</text:p>
          </table:table-cell>
          <table:table-cell table:formula="of:=AVERAGE([.L2:.L16])" office:value-type="float" office:value="0.76626621087509" calcext:value-type="float">
            <text:p>0.76626621087509</text:p>
          </table:table-cell>
          <table:table-cell table:formula="of:=AVERAGE([.M2:.M16])" office:value-type="float" office:value="0.823137221426885" calcext:value-type="float">
            <text:p>0.82313722142688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MAX([.C2:.C16])" office:value-type="float" office:value="0.993548387096774" calcext:value-type="float">
            <text:p>0.993548387096774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STDEV([.C2:.C16])" office:value-type="float" office:value="0.0472888676551664" calcext:value-type="float">
            <text:p>0.04728886765516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 style:data-style-name="N2" text:time-value="12:07:09.725474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1T12:07:38.679766273</dc:date>
    <meta:editing-duration>PT16M3S</meta:editing-duration>
    <meta:editing-cycles>2</meta:editing-cycles>
    <meta:generator>LibreOffice/6.0.7.3$Linux_X86_64 LibreOffice_project/00m0$Build-3</meta:generator>
    <meta:document-statistic meta:table-count="1" meta:cell-count="215" meta:object-count="0"/>
  </office:meta>
</office:document-meta>
</file>